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melControlBus.CamelControlBus( CamelContext camel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melControlBus.getEndpoints( @ Body String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